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 : Alta Comentario Foto</text:p>
      <text:p text:style-name="P1">Cuando un usuario quiere agregar un comentario a una foto, se realiza una verificación de usuario, que incluye una verificación de amistad con el propietario del álbum, y permisos pertinentes proveídos por el propietario del álbum, que le permitan acceder al privileg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4-17T21:23:57</meta:creation-date>
    <dc:date>2011-04-17T22:13:58</dc:date>
    <dc:creator>ing gargantini</dc:creator>
    <meta:editing-duration>PT6M42S</meta:editing-duration>
    <meta:editing-cycles>3</meta:editing-cycles>
    <meta:generator>LibreOffice/3.3$Unix LibreOffice_project/330m19$Build-202</meta:generator>
    <meta:document-statistic meta:table-count="0" meta:image-count="0" meta:object-count="0" meta:page-count="1" meta:paragraph-count="2" meta:word-count="47" meta:character-count="295"/>
  </office:meta>
</office:document-meta>
</file>